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6.801cm" fo:margin-left="0.116cm" fo:margin-right="0.083cm" fo:margin-top="0.199cm" fo:margin-bottom="0cm" table:align="margins"/>
    </style:style>
    <style:style style:name="Tabla2.A" style:family="table-column">
      <style:table-column-properties style:column-width="1.693cm" style:rel-column-width="6605*"/>
    </style:style>
    <style:style style:name="Tabla2.B" style:family="table-column">
      <style:table-column-properties style:column-width="7.646cm" style:rel-column-width="29826*"/>
    </style:style>
    <style:style style:name="Tabla2.C" style:family="table-column">
      <style:table-column-properties style:column-width="7.461cm" style:rel-column-width="29104*"/>
    </style:style>
    <style:style style:name="Tabla2.1" style:family="table-row">
      <style:table-row-properties style:min-row-height="1.704cm"/>
    </style:style>
    <style:style style:name="Tabla2.A1" style:family="table-cell">
      <style:table-cell-properties style:vertical-align="" fo:padding="0cm" fo:border="none"/>
    </style:style>
    <style:style style:name="Tabla10" style:family="table">
      <style:table-properties style:width="16.974cm" fo:margin-left="0.014cm" table:align="left"/>
    </style:style>
    <style:style style:name="Tabla10.A" style:family="table-column">
      <style:table-column-properties style:column-width="2.198cm"/>
    </style:style>
    <style:style style:name="Tabla10.B" style:family="table-column">
      <style:table-column-properties style:column-width="4.396cm"/>
    </style:style>
    <style:style style:name="Tabla10.C" style:family="table-column">
      <style:table-column-properties style:column-width="2.117cm"/>
    </style:style>
    <style:style style:name="Tabla10.D" style:family="table-column">
      <style:table-column-properties style:column-width="2.605cm"/>
    </style:style>
    <style:style style:name="Tabla10.E" style:family="table-column">
      <style:table-column-properties style:column-width="2.829cm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F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loext:contextual-spacing="false" fo:margin-left="0cm" fo:margin-right="0.021cm" fo:margin-top="0cm" fo:margin-bottom="0.101cm" fo:line-height="1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221f1f" style:text-position="-5% 100%" style:font-name="Arial1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font-name="Arial1" fo:font-size="8pt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font-name="Arial1" fo:font-size="7pt" fo:font-weight="normal" style:font-size-asian="7pt" style:font-weight-asian="normal" style:font-name-complex="Lucida Sans" style:font-size-complex="7pt" style:font-weight-complex="normal"/>
    </style:style>
    <style:style style:name="P7" style:family="paragraph" style:parent-style-name="Standard">
      <style:paragraph-properties loext:contextual-spacing="false" fo:margin-left="0cm" fo:margin-right="-0.083cm" fo:margin-top="0cm" fo:margin-bottom="0cm" fo:line-height="115%" fo:orphans="0" fo:widows="0" fo:text-indent="0cm" style:auto-text-indent="false" fo:break-before="column" style:text-autospace="none"/>
      <style:text-properties fo:color="#221f1f" style:text-position="-5% 100%" style:font-name="Arial1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loext:contextual-spacing="false" fo:margin-top="0cm" fo:margin-bottom="0cm" fo:line-height="115%" fo:orphans="0" fo:widows="0" fo:break-before="column" style:text-autospace="none"/>
      <style:text-properties style:font-name="Arial1" fo:font-size="7pt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1" fo:font-size="7pt" fo:font-weight="normal" style:font-size-asian="7pt" style:font-weight-asian="normal" style:font-size-complex="7pt" style:font-weight-complex="normal"/>
    </style:style>
    <style:style style:name="P10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1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2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13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14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bold" style:text-emphasize="none"/>
    </style:style>
    <style:style style:name="P15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weight-complex="bold" style:text-emphasize="none"/>
    </style:style>
    <style:style style:name="P16" style:family="paragraph" style:parent-style-name="Text_20_body">
      <style:paragraph-properties loext:contextual-spacing="false" fo:margin-left="0cm" fo:margin-right="1cm" fo:margin-top="0cm" fo:margin-bottom="0.101cm" fo:line-height="100%" fo:text-align="center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8pt" style:font-size-asian="8pt" style:font-name-complex="Lucida Sans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1" fo:font-size="8pt" style:font-size-asian="8pt" style:font-name-complex="Lucida Sans" style:font-size-complex="8pt"/>
    </style:style>
    <style:style style:name="T1" style:family="text">
      <style:text-properties fo:font-variant="normal" fo:text-transform="none" style:font-name="Arial1" fo:background-color="transparent" style:font-name-complex="Lucida Sans" loext:char-shading-value="0"/>
    </style:style>
    <style:style style:name="T2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fo:color="#221f1f" style:text-position="-5% 100%" fo:letter-spacing="-0.012cm" style:font-name-complex="Lucida Sans"/>
    </style:style>
    <style:style style:name="T4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5" style:family="text">
      <style:text-properties fo:color="#221f1f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-complex="Lucida Sans"/>
    </style:style>
    <style:style style:name="T7" style:family="text">
      <style:text-properties fo:color="#221f1f" fo:letter-spacing="-0.012cm" style:font-name-complex="Lucida Sans"/>
    </style:style>
    <style:style style:name="T8" style:family="text">
      <style:text-properties fo:color="#ff3300"/>
    </style:style>
    <style:style style:name="T9" style:family="text">
      <style:text-properties style:text-position="-5% 100%" style:font-name="Lucida Sans"/>
    </style:style>
    <style:style style:name="T10" style:family="text">
      <style:text-properties fo:color="#669900" style:font-name="Arial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a2.1">
            <table:table-cell table:style-name="Tabla2.A1" office:value-type="string">
              <text:p text:style-name="P2"><draw:frame draw:style-name="fr2" draw:name="image: asimage(o.partner_id.commercial_partner_id.image,size_x=40,size_y=40)" text:anchor-type="paragraph" svg:x="0.155cm" svg:y="0.136cm" svg:width="1.152cm" svg:height="0.658cm" draw:z-index="0"><draw:text-box><text:p text:style-name="Frame_20_contents">Imagen</text:p></draw:text-box></draw:frame></text:p>
            </table:table-cell>
            <table:table-cell table:style-name="Tabla2.A1" office:value-type="string">
              <text:p text:style-name="P4"><text:span text:style-name="T3">(</text:span><text:span text:style-name="T3"><text:placeholder text:placeholder-type="text">&lt;o.partner_id.commercial_partner_id.internal_code&gt;</text:placeholder></text:span><text:span text:style-name="T3">) </text:span><text:span text:style-name="T3"><text:placeholder text:placeholder-type="text">&lt;o.partner_id.commercial_partner_id.name&gt;</text:placeholder></text:span></text:p>
              <text:p text:style-name="P7"><text:placeholder text:placeholder-type="text">&lt;partner_address(o.partner_id.commercial_partner_id)&gt;</text:placeholder></text:p>
              <text:p text:style-name="P5"><text:span text:style-name="T4">Cond. de Venta:</text:span><text:span text:style-name="T2"> </text:span><text:span text:style-name="T2"><text:text-input text:description="&lt;o.payment_term_id.name&gt;">30/60/90</text:text-input></text:span><text:span text:style-name="T2"> </text:span></text:p>
            </table:table-cell>
            <table:table-cell table:style-name="Tabla2.A1" office:value-type="string">
              <text:p text:style-name="P8"><text:span text:style-name="T5">Teléfono</text:span><text:span text:style-name="T6">:</text:span><text:span text:style-name="T7"> </text:span><text:span text:style-name="T3"><text:placeholder text:placeholder-type="text">&lt;o.partner_id.commercial_partner_id.phone&gt;</text:placeholder></text:span></text:p>
              <text:p text:style-name="P9"><text:span text:style-name="T5">Mail</text:span><text:span text:style-name="T6">:</text:span><text:span text:style-name="T7"> </text:span><text:span text:style-name="T3"><text:placeholder text:placeholder-type="text">&lt;o.partner_id.commercial_partner_id.email&gt;</text:placeholder></text:span></text:p>
              <text:p text:style-name="P6"><text:span text:style-name="T4"><text:text-input text:description="&lt;o.partner_id.commercial_partner_id.main_id_category_id.code&gt;">CUIT</text:text-input></text:span><text:span text:style-name="T4">:</text:span><text:span text:style-name="T2"><text:placeholder text:placeholder-type="text">&lt;o.partner_id.commercial_partner_id.main_id_number&gt;</text:placeholder></text:span></text:p>
              <text:p text:style-name="P6"><text:span text:style-name="T4">Cond. IVA:</text:span><text:span text:style-name="T2"> </text:span><text:span text:style-name="T2"><text:placeholder text:placeholder-type="text">&lt;o.partner_id.commercial_partner_id.afip_responsability_type_id.name&gt;</text:placeholder></text:span></text:p>
            </table:table-cell>
          </table:table-row>
        </table:table-header-rows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 table:number-columns-repeated="2"/>
        <table:table-row>
          <table:table-cell table:style-name="Tabla10.A1" office:value-type="string">
            <text:p text:style-name="P17">Fecha</text:p>
          </table:table-cell>
          <table:table-cell table:style-name="Tabla10.A1" office:value-type="string">
            <text:p text:style-name="P17">Documento</text:p>
          </table:table-cell>
          <table:table-cell table:style-name="Tabla10.A1" office:value-type="string">
            <text:p text:style-name="P17">Vencimiento</text:p>
          </table:table-cell>
          <table:table-cell table:style-name="Tabla10.A1" office:value-type="string">
            <text:p text:style-name="P18">Importe</text:p>
          </table:table-cell>
          <table:table-cell table:style-name="Tabla10.A1" office:value-type="string">
            <text:p text:style-name="P18">Saldo</text:p>
          </table:table-cell>
          <table:table-cell table:style-name="Tabla10.F1" office:value-type="string">
            <text:p text:style-name="P18">Saldo Financiero</text:p>
          </table:table-cell>
        </table:table-row>
        <table:table-row>
          <table:table-cell table:style-name="Tabla10.A2" office:value-type="string">
            <text:p text:style-name="P10"><text:text-input text:description="&lt;for each=&quot;line1 in o.commercial_partner_id._get_debt_report_lines(company=o.company_id)&quot;&gt;">For each</text:text-input> </text:p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7"/>
          </table:table-cell>
          <table:table-cell table:style-name="Tabla10.F2" office:value-type="string">
            <text:p text:style-name="P17"/>
          </table:table-cell>
        </table:table-row>
        <table:table-row>
          <table:table-cell table:style-name="Tabla10.A2" office:value-type="string">
            <text:p text:style-name="P12"><text:text-input text:description="&lt;formatLang(line1.date,date='true')&gt;">fecha</text:text-input> </text:p>
          </table:table-cell>
          <table:table-cell table:style-name="Tabla10.A2" office:value-type="string">
            <text:p text:style-name="P12"><text:text-input text:description="&lt;line1.name&gt;">fecha</text:text-input></text:p>
          </table:table-cell>
          <table:table-cell table:style-name="Tabla10.A2" office:value-type="string">
            <text:p text:style-name="P12"><text:text-input text:description="&lt;formatLang(line1.date_maturity,date='true')&gt;">fecha</text:text-input> </text:p>
          </table:table-cell>
          <table:table-cell table:style-name="Tabla10.A2" office:value-type="string">
            <text:p text:style-name="P13"><text:s/><text:text-input text:description="&lt;if test=&quot;not line1.currency_name&quot;&gt;">if</text:text-input> <text:text-input text:description="&lt;formatLang(line1.amount)&gt;">importe</text:text-input><text:text-input text:description="&lt;/if&gt;">if</text:text-input> <text:text-input text:description="&lt;if test=&quot;line1.currency_name&quot;&gt;">if</text:text-input><text:text-input text:description="&lt;line1.currency_name&gt;">moneda</text:text-input><text:text-input text:description="&lt;formatLang(line1.amount_currency)&gt;">importe</text:text-input><text:text-input text:description="&lt;/if&gt;">if</text:text-input> </text:p>
          </table:table-cell>
          <table:table-cell table:style-name="Tabla10.A2" office:value-type="string">
            <text:p text:style-name="P13"><text:text-input text:description="&lt;formatLang(line1.amount_residual)&gt;">saldo</text:text-input></text:p>
          </table:table-cell>
          <table:table-cell table:style-name="Tabla10.F2" office:value-type="string">
            <text:p text:style-name="P14"><text:text-input text:description="&lt;if test=&quot;time.mktime(time.strptime(line1.date_maturity,&quot;%Y-%m-%d&quot;))&gt;=time.mktime(time.gmtime())&quot;&gt;">fecha</text:text-input><text:text-input text:description="&lt;formatLang(line1.financial_balance)&gt;">saldo</text:text-input><text:text-input text:description="&lt;/if&gt;">fecha</text:text-input><text:span text:style-name="T8"><text:text-input text:description="&lt;if test=&quot;time.mktime(time.strptime(line1.date_maturity,&quot;%Y-%m-%d&quot;))&lt;time.mktime(time.gmtime())&quot;&gt;">fecha</text:text-input></text:span><text:span text:style-name="T8"><text:text-input text:description="&lt;formatLang(line1.financial_balance)&gt;">saldo</text:text-input></text:span><text:text-input text:description="&lt;/if&gt;">fecha</text:text-input></text:p>
          </table:table-cell>
        </table:table-row>
        <table:table-row>
          <table:table-cell table:style-name="Tabla10.A2" office:value-type="string">
            <text:p text:style-name="P3"><text:text-input text:description="&lt;/for&gt;">End For</text:text-input></text:p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7"/>
          </table:table-cell>
          <table:table-cell table:style-name="Tabla10.F2" office:value-type="string">
            <text:p text:style-name="P11"><text:s/></text:p>
          </table:table-cell>
        </table:table-row>
        <table:table-row>
          <table:table-cell table:style-name="Tabla10.A2" office:value-type="string">
            <text:p text:style-name="P3"/>
          </table:table-cell>
          <table:table-cell table:style-name="Tabla10.A2" office:value-type="string">
            <text:p text:style-name="P17"/>
          </table:table-cell>
          <table:table-cell table:style-name="Tabla10.A2" table:number-columns-spanned="3" office:value-type="string">
            <text:p text:style-name="P16">Suma de comprobantes sin imputar</text:p>
          </table:table-cell>
          <table:covered-table-cell/>
          <table:covered-table-cell/>
          <table:table-cell table:style-name="Tabla10.F2" office:value-type="string">
            <text:p text:style-name="P15">$<text:span text:style-name="T9"><text:text-input text:description="&lt;formatLang(sum(o.env['account.debt.line'].search( [['partner_id', '=', o.commercial_partner_id.id], ['reconciled', '=', False], ['account_id.reconcile', '=', True]]).mapped(lambda line: line.financial_amount_residual)))&gt;">sum</text:text-input></text:span></text:p>
          </table:table-cell>
        </table:table-row>
      </table:table>
      <text:p text:style-name="Standard"/>
      <text:p text:style-name="Standard"><text:span text:style-name="T10">Puede descargar los comprobantes con su usuario portal desde </text:span><text:a xlink:type="simple" xlink:href="https://ib.ingenieriaboggio.com.ar/web/login" text:style-name="Internet_20_link" text:visited-style-name="Visited_20_Internet_20_Link">aquí</text:a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1.905cm"/>
    </style:style>
    <style:style style:name="Tabla3.A1" style:family="table-cell">
      <style:table-cell-properties fo:padding="0.097cm" fo:border="none"/>
    </style:style>
    <style:style style:name="MP1" style:family="paragraph" style:parent-style-name="Text_20_body">
      <style:paragraph-properties loext:contextual-spacing="false" fo:margin-left="0cm" fo:margin-right="0.021cm" fo:margin-top="0cm" fo:margin-bottom="0.101cm" fo:line-height="1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MT1" style:family="text">
      <style:text-properties fo:font-variant="normal" fo:text-transform="none" style:font-name="Arial1" fo:background-color="transparent" style:font-name-complex="Lucida Sans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Table_20_Contents"><draw:a xlink:type="simple" xlink:href="http://www.ingenieriaboggio.com.ar/" office:name="Ingenieria Boggio S.A."><draw:frame draw:style-name="Mfr1" draw:name="image: asimage(logo_report,size_x=220,size_y=65,hold_ratio=True)" text:anchor-type="paragraph" svg:x="0.122cm" svg:y="-0.296cm" fo:min-width="7.507cm" draw:z-index="1"><draw:text-box fo:min-height="2.492cm"><text:p text:style-name="Frame_20_contents">Imagen</text:p></draw:text-box></draw:frame></draw:a></text:p>
            </table:table-cell>
            <table:table-cell table:style-name="Tabla3.A1" office:value-type="string">
              <text:p text:style-name="Table_20_Contents">Cuenta corriente</text:p>
            </table:table-cell>
          </table:table-row>
        </table:table>
        <text:p text:style-name="Header"/>
      </style:header>
      <style:footer>
        <text:p text:style-name="MP1"><text:span text:style-name="Source_20_Text"><text:span text:style-name="MT1"><text:s/></text:span></text:span><text:span text:style-name="Source_20_Text"><text:span text:style-name="MT1"><text:subject>v0.1</text:subject></text:span></text:span><text:span text:style-name="Source_20_Text"><text:span text:style-name="MT1"> <text:s/></text:span></text:span><text:span text:style-name="Source_20_Text"><text:span text:style-name="MT1"><text:date style:data-style-name="N37" text:date-value="2019-05-12T10:50:27.38">12/05/19</text:date></text:span></text:span><text:span text:style-name="Source_20_Text"><text:span text:style-name="MT1"> <text:s text:c="2"/>- <text:s/>Página </text:span></text:span><text:span text:style-name="Source_20_Text"><text:span text:style-name="MT1"><text:page-number text:select-page="current">1</text:page-number></text:span></text:span><text:span text:style-name="Source_20_Text"><text:span text:style-name="MT1">/</text:span></text:span><text:span text:style-name="Source_20_Text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3T21:19:19.46</meta:creation-date>
    <dc:date>2019-05-12T10:50:27.21</dc:date>
    <meta:editing-duration>PT13M40S</meta:editing-duration>
    <meta:editing-cycles>6</meta:editing-cycles>
    <meta:generator>OpenOffice/4.1.3$Win32 OpenOffice.org_project/413m1$Build-9783</meta:generator>
    <dc:description>v0.1 enero 23 2018
creacion del informe para ventas</dc:description>
    <dc:subject>v0.1</dc:subject>
    <meta:document-statistic meta:table-count="3" meta:image-count="0" meta:object-count="0" meta:page-count="1" meta:paragraph-count="29" meta:word-count="114" meta:character-count="767"/>
  </office:meta>
</office:document-meta>
</file>